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2[A]</text:p>
          </table:table-cell>
          <table:table-cell office:value-type="string" calcext:value-type="string">
            <text:p>U2[V]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8.977" calcext:value-type="float">
            <text:p>8.977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0.0466" calcext:value-type="float">
            <text:p>0.0466</text:p>
          </table:table-cell>
          <table:table-cell office:value-type="float" office:value="8.971" calcext:value-type="float">
            <text:p>8.971</text:p>
          </table:table-cell>
        </table:table-row>
        <table:table-row table:style-name="ro1">
          <table:table-cell office:value-type="float" office:value="0.0477" calcext:value-type="float">
            <text:p>0.0477</text:p>
          </table:table-cell>
          <table:table-cell office:value-type="float" office:value="8.971" calcext:value-type="float">
            <text:p>8.971</text:p>
          </table:table-cell>
        </table:table-row>
        <table:table-row table:style-name="ro1">
          <table:table-cell office:value-type="float" office:value="0.0494" calcext:value-type="float">
            <text:p>0.0494</text:p>
          </table:table-cell>
          <table:table-cell office:value-type="float" office:value="8.971" calcext:value-type="float">
            <text:p>8.971</text:p>
          </table:table-cell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8.971" calcext:value-type="float">
            <text:p>8.971</text:p>
          </table:table-cell>
        </table:table-row>
        <table:table-row table:style-name="ro1">
          <table:table-cell office:value-type="float" office:value="0.0522" calcext:value-type="float">
            <text:p>0.0522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538" calcext:value-type="float">
            <text:p>0.0538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555" calcext:value-type="float">
            <text:p>0.0555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571" calcext:value-type="float">
            <text:p>0.0571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571" calcext:value-type="float">
            <text:p>0.0571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591" calcext:value-type="float">
            <text:p>0.0591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618" calcext:value-type="float">
            <text:p>0.0618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665" calcext:value-type="float">
            <text:p>0.0665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691" calcext:value-type="float">
            <text:p>0.0691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718" calcext:value-type="float">
            <text:p>0.0718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782" calcext:value-type="float">
            <text:p>0.0782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0818" calcext:value-type="float">
            <text:p>0.0818</text:p>
          </table:table-cell>
          <table:table-cell office:value-type="float" office:value="8.966" calcext:value-type="float">
            <text:p>8.966</text:p>
          </table:table-cell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8.966" calcext:value-type="float">
            <text:p>8.96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8.966" calcext:value-type="float">
            <text:p>8.966</text:p>
          </table:table-cell>
        </table:table-row>
        <table:table-row table:style-name="ro1">
          <table:table-cell office:value-type="float" office:value="0.0922" calcext:value-type="float">
            <text:p>0.0922</text:p>
          </table:table-cell>
          <table:table-cell office:value-type="float" office:value="8.966" calcext:value-type="float">
            <text:p>8.966</text:p>
          </table:table-cell>
        </table:table-row>
        <table:table-row table:style-name="ro1">
          <table:table-cell office:value-type="float" office:value="0.0974" calcext:value-type="float">
            <text:p>0.0974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163" calcext:value-type="float">
            <text:p>0.1163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247" calcext:value-type="float">
            <text:p>0.1247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343" calcext:value-type="float">
            <text:p>0.1343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455" calcext:value-type="float">
            <text:p>0.1455</text:p>
          </table:table-cell>
          <table:table-cell office:value-type="float" office:value="8.962" calcext:value-type="float">
            <text:p>8.962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8.962" calcext:value-type="float">
            <text:p>8.962</text:p>
          </table:table-cell>
        </table:table-row>
        <table:table-row table:style-name="ro1">
          <table:table-cell office:value-type="float" office:value="0.1729" calcext:value-type="float">
            <text:p>0.1729</text:p>
          </table:table-cell>
          <table:table-cell office:value-type="float" office:value="8.961" calcext:value-type="float">
            <text:p>8.961</text:p>
          </table:table-cell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5.652" calcext:value-type="float">
            <text:p>5.652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566" calcext:value-type="float">
            <text:p>0.056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2:03:13.686762849</meta:creation-date>
    <dc:date>2020-06-23T22:20:49.197004322</dc:date>
    <meta:editing-duration>PT7M25S</meta:editing-duration>
    <meta:editing-cycles>1</meta:editing-cycles>
    <meta:generator>LibreOffice/6.3.6.2$Linux_X86_64 LibreOffice_project/30$Build-2</meta:generator>
    <meta:document-statistic meta:table-count="1" meta:cell-count="71" meta:object-count="0"/>
  </office:meta>
</office:document-meta>
</file>